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0000"/>
    </style:style>
    <style:style style:name="P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Preformatted_20_Text">
      <style:paragraph-properties fo:margin-top="0in" fo:margin-bottom="0.1965in"/>
      <style:text-properties fo:background-color="#000000"/>
    </style:style>
    <style:style style:name="T1" style:family="text">
      <style:text-properties fo:background-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1" text:name="cont">
          <text:p text:style-name="Standard"><text:bookmark text:name="scroll_holder"/><text:span text:style-name="T1"/></text:p>
          <text:section text:style-name="Sect1" text:name="Section1">
            <text:section text:style-name="Sect1" text:name="Section2">
              <text:p text:style-name="Preformatted_20_Text"/>
              <text:p text:style-name="P1">Chords:</text:p>
              <text:p text:style-name="P1">Am (002210)</text:p>
              <text:p text:style-name="P1">C6 (002213)</text:p>
              <text:p text:style-name="P1">D <text:s/>(000232)</text:p>
              <text:p text:style-name="P1">Dm (000231)</text:p>
              <text:p text:style-name="P1">G <text:s/>(320033)</text:p>
              <text:p text:style-name="P1">A <text:s/>(002220)</text:p>
              <text:p text:style-name="P1">C#m(002120)</text:p>
              <text:p text:style-name="P1">F#m(244222)Bar chord</text:p>
              <text:p text:style-name="P1">Bm (224432)Bar chord</text:p>
              <text:p text:style-name="P1">E7 (020100)</text:p>
              <text:p text:style-name="P1">C <text:s/>(032010)</text:p>
              <text:p text:style-name="Preformatted_20_Text"/>
              <text:p text:style-name="P1">Am <text:s text:c="12"/>C6 <text:s text:c="9"/>D <text:s text:c="20"/>Dm</text:p>
              <text:p text:style-name="P1">I look at you all see the love there that's sleeping</text:p>
              <text:p text:style-name="P1">Am <text:s text:c="9"/>G <text:s text:c="9"/>D <text:s text:c="7"/>E</text:p>
              <text:p text:style-name="P1">While my guitar gently weeps</text:p>
              <text:p text:style-name="P1"><text:s text:c="2"/>Am <text:s text:c="10"/>C6 <text:s text:c="9"/>D <text:s text:c="13"/>Dm</text:p>
              <text:p text:style-name="P1">I look at the floor and I see it needs sweeping</text:p>
              <text:p text:style-name="P1">Am <text:s text:c="9"/>G <text:s text:c="9"/>C <text:s text:c="7"/>E</text:p>
              <text:p text:style-name="P1">Still my guitar gently weeps</text:p>
              <text:p text:style-name="P1"><text:s/></text:p>
              <text:p text:style-name="P1">A <text:s text:c="12"/>C#m <text:s/>F#m <text:s text:c="4"/>C#m <text:s text:c="2"/>Bm <text:s text:c="17"/>E</text:p>
              <text:p text:style-name="P1">I don't know why nobody told you how to unfold your love</text:p>
              <text:p text:style-name="P1">A <text:s text:c="11"/>C#m <text:s/>F#m <text:s text:c="4"/>C#m</text:p>
              <text:p text:style-name="P1">I don't know how someone controlled you</text:p>
              <text:p text:style-name="P1">Bm <text:s text:c="18"/>E <text:s text:c="9"/>E7</text:p>
              <text:p text:style-name="P1">They bought and sold you</text:p>
              <text:p text:style-name="P1"><text:s/></text:p>
              <text:p text:style-name="P1"><text:s text:c="2"/>Am <text:s text:c="10"/>C6 <text:s text:c="8"/>D <text:s text:c="10"/>Dm <text:s text:c="3"/></text:p>
              <text:p text:style-name="P1">I look at the world and I notice it's turning</text:p>
              <text:p text:style-name="P1">Am <text:s text:c="9"/>G <text:s text:c="9"/>D <text:s text:c="7"/>E</text:p>
              <text:p text:style-name="P1">While my guitar gently weeps</text:p>
              <text:p text:style-name="P1"><text:s text:c="2"/>Am <text:s text:c="11"/>C6 <text:s text:c="9"/>D <text:s text:c="8"/>Dm</text:p>
              <text:p text:style-name="P1">With every mistake we must surely be learning</text:p>
              <text:p text:style-name="P1">Am <text:s text:c="9"/>G <text:s text:c="9"/>C <text:s text:c="7"/>E</text:p>
              <text:p text:style-name="P1">Still my guitar gently weeps</text:p>
              <text:p text:style-name="P1"><text:s/></text:p>
              <text:p text:style-name="P1">A <text:s text:c="11"/>C#m <text:s/>F#m <text:s text:c="4"/>C#m</text:p>
              <text:p text:style-name="P1">I don't know how you were diverted</text:p>
              <text:p text:style-name="P1">Bm <text:s text:c="16"/>E</text:p>
              <text:p text:style-name="P1">You were perverted too</text:p>
              <text:p text:style-name="P1">A <text:s text:c="11"/>C#m <text:s/>F#m <text:s text:c="4"/>C#m</text:p>
              <text:p text:style-name="P1">I don't know how you were inverted</text:p>
              <text:p text:style-name="P1">Bm <text:s text:c="12"/>E <text:s text:c="4"/>E7</text:p>
              <text:p text:style-name="P1">No one alerted you</text:p>
              <text:p text:style-name="P1"><text:s/></text:p>
              <text:p text:style-name="P1"><text:s text:c="2"/>Am <text:s text:c="10"/>C6 <text:s text:c="9"/>D <text:s text:c="16"/>Dm</text:p>
              <text:p text:style-name="P1">I look at you all see the love there that's sleeping</text:p>
              <text:p text:style-name="P1">Am <text:s text:c="9"/>G <text:s text:c="9"/>D <text:s text:c="7"/>E</text:p>
              <text:p text:style-name="P1">While my guitar gently weeps</text:p>
              <text:p text:style-name="P1"><text:s text:c="2"/>Am <text:s text:c="10"/>C6 <text:s text:c="6"/>D <text:s text:c="6"/>Dm </text:p>
              <text:p text:style-name="P1">Look at you all...</text:p>
              <text:p text:style-name="P1">Am <text:s text:c="9"/>G <text:s text:c="9"/>C <text:s text:c="7"/>E</text:p>
              <text:p text:style-name="P3">Still my guitar gently weeps</text:p>
            </text:section>
          </text:section>
          <text:p text:style-name="Preformatted_20_Text"><text:span text:style-name="T1"/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hile my Guitar Gently Weeps - Beatle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dc:date>2013-03-11T19:15:00.77</dc:date>
    <meta:editing-duration>PT5M38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55" meta:word-count="235" meta:character-count="1519"/>
  </office:meta>
</office:document-meta>
</file>